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abf" officeooo:paragraph-rsid="0006eabf"/>
    </style:style>
    <style:style style:name="P2" style:family="paragraph" style:parent-style-name="Standard">
      <style:text-properties officeooo:rsid="0006eabf" officeooo:paragraph-rsid="0006eabf"/>
    </style:style>
    <style:style style:name="P3" style:family="paragraph" style:parent-style-name="Standard">
      <style:text-properties officeooo:rsid="00082a34" officeooo:paragraph-rsid="00082a34"/>
    </style:style>
    <style:style style:name="T1" style:family="text">
      <style:text-properties officeooo:rsid="0008fa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T Egzamino šakos:</text:p>
      <text:p text:style-name="P1"/>
      <text:p text:style-name="P1"><text:span text:style-name="T1">(01)</text:span>master – tai, kas buvo atiduota egzaminui.</text:p>
      <text:p text:style-name="P1"/>
      <text:p text:style-name="P1"><text:span text:style-name="T1">(02)</text:span>bandymas – tolimesnis projekto darymas.</text:p>
      <text:p text:style-name="P1"/>
      <text:p text:style-name="P1"><text:span text:style-name="T1">(03)</text:span>App – padarymas, kad vėl būtų App.js → index.js atidarinės App.js, o App.js atidarinės visą aplikaciją.</text:p>
      <text:p text:style-name="P3">Taip pat, čia padaryti ManyToMany ryšiai tarp Švenčių ir Šalių. Tik dabar tai įgyvendinti reikia.</text:p>
      <text:p text:style-name="P3"/>
      <text:p text:style-name="P3"><text:span text:style-name="T1">04</text:span>rysiai – čia bus perdaromi konstruktoriai, servisai ir kontroleriai, kad būtų galima įgyvendinti Many-to-Many.</text:p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9:12:35.655213059</meta:creation-date>
    <dc:date>2019-03-06T18:51:38.612120796</dc:date>
    <meta:editing-duration>PT4M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6" meta:character-count="423" meta:non-whitespace-character-count="369"/>
  </office:meta>
</office:document-meta>
</file>